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6898in" svg:height="2.6378in" svg:x="2.7063in" svg:y="0.0394in">
            <draw:object draw:notify-on-update-of-ranges="Sheet1.A2:Sheet1.A15 Sheet1.B2:Sheet1.B15 Sheet1.A2:Sheet1.A15 Sheet1.C2:Sheet1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6287in" svg:height="2.6051in" svg:x="2.7748in" svg:y="2.7921in">
            <draw:object draw:notify-on-update-of-ranges="Sheet1.A17:Sheet1.A30 Sheet1.B17:Sheet1.B30 Sheet1.A17:Sheet1.A30 Sheet1.C17:Sheet1.C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.2894in" svg:height="2.4126in" svg:x="2.8402in" svg:y="5.5795in">
            <draw:object draw:notify-on-update-of-ranges="Sheet1.A32:Sheet1.A49 Sheet1.B32:Sheet1.B49 Sheet1.A32:Sheet1.A49 Sheet1.C32:Sheet1.C4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.95in" svg:height="2.2217in" svg:x="3.0094in" svg:y="11.2567in">
            <draw:object draw:notify-on-update-of-ranges="Sheet1.A64:Sheet1.A75 Sheet1.B64:Sheet1.B75 Sheet1.A64:Sheet1.A75 Sheet1.C64:Sheet1.C7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4.7563in" svg:height="2.6772in" svg:x="3.2846in" svg:y="8.6795in">
            <draw:object draw:notify-on-update-of-ranges="Sheet1.A51:Sheet1.A62 Sheet1.B51:Sheet1.B62 Sheet1.A51:Sheet1.A62 Sheet1.C51:Sheet1.C6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5" draw:style-name="gr1" draw:text-style-name="P1" svg:width="4.2709in" svg:height="2.5894in" svg:x="11.5988in" svg:y="0.2197in">
            <draw:object draw:notify-on-update-of-ranges="Sheet1.J2:Sheet1.J15 Sheet1.K2:Sheet1.K15 Sheet1.L2:Sheet1.L15 Sheet1.M2:Sheet1.M1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.6906in" svg:height="2.6382in" svg:x="11.5953in" svg:y="2.8835in">
            <draw:object draw:notify-on-update-of-ranges="Sheet1.J17:Sheet1.J30 Sheet1.K17:Sheet1.K30 Sheet1.L17:Sheet1.L30 Sheet1.M17:Sheet1.M3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12.6472in" svg:y="5.5819in">
            <draw:object draw:notify-on-update-of-ranges="Sheet1.J32:Sheet1.J45 Sheet1.L32:Sheet1.L4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6.2988in" svg:height="3.5429in" svg:x="9.8173in" svg:y="8.7504in">
            <draw:object draw:notify-on-update-of-ranges="Sheet1.J50:Sheet1.J59 Sheet1.K50:Sheet1.K5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nrg</text:p>
          </table:table-cell>
          <table:table-cell office:value-type="float" office:value="0.01" calcext:value-type="float">
            <text:p>0.01</text:p>
          </table:table-cell>
          <table:table-cell table:number-columns-repeated="7"/>
          <table:table-cell office:value-type="string" calcext:value-type="string">
            <text:p>Nrg, 0.0001, 2.4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120552" calcext:value-type="float">
            <text:p>0.120552</text:p>
          </table:table-cell>
          <table:table-cell office:value-type="float" office:value="0.12169" calcext:value-type="float">
            <text:p>0.12169</text:p>
          </table:table-cell>
          <table:table-cell table:number-columns-repeated="6"/>
          <table:table-cell office:value-type="float" office:value="2.85" calcext:value-type="float">
            <text:p>2.85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2" calcext:value-type="float">
            <text:p>2</text:p>
          </table:table-cell>
          <table:table-cell office:value-type="float" office:value="0.06757" calcext:value-type="float">
            <text:p>0.06757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093362" calcext:value-type="float">
            <text:p>0.093362</text:p>
          </table:table-cell>
          <table:table-cell office:value-type="float" office:value="0.09465" calcext:value-type="float">
            <text:p>0.09465</text:p>
          </table:table-cell>
          <table:table-cell table:number-columns-repeated="6"/>
          <table:table-cell office:value-type="float" office:value="2.8" calcext:value-type="float">
            <text:p>2.8</text:p>
          </table:table-cell>
          <table:table-cell office:value-type="float" office:value="0.000817" calcext:value-type="float">
            <text:p>0.000817</text:p>
          </table:table-cell>
          <table:table-cell office:value-type="float" office:value="2.2" calcext:value-type="float">
            <text:p>2.2</text:p>
          </table:table-cell>
          <table:table-cell office:value-type="float" office:value="0.04805" calcext:value-type="float">
            <text:p>0.048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4002" calcext:value-type="float">
            <text:p>0.074002</text:p>
          </table:table-cell>
          <table:table-cell office:value-type="float" office:value="0.074852" calcext:value-type="float">
            <text:p>0.074852</text:p>
          </table:table-cell>
          <table:table-cell table:number-columns-repeated="6"/>
          <table:table-cell office:value-type="float" office:value="2.6" calcext:value-type="float">
            <text:p>2.6</text:p>
          </table:table-cell>
          <table:table-cell office:value-type="float" office:value="0.00373" calcext:value-type="float">
            <text:p>0.00373</text:p>
          </table:table-cell>
          <table:table-cell office:value-type="float" office:value="2.4" calcext:value-type="float">
            <text:p>2.4</text:p>
          </table:table-cell>
          <table:table-cell office:value-type="float" office:value="0.027614" calcext:value-type="float">
            <text:p>0.027614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052102" calcext:value-type="float">
            <text:p>0.052102</text:p>
          </table:table-cell>
          <table:table-cell office:value-type="float" office:value="0.052609" calcext:value-type="float">
            <text:p>0.052609</text:p>
          </table:table-cell>
          <table:table-cell table:number-columns-repeated="6"/>
          <table:table-cell office:value-type="float" office:value="2.5" calcext:value-type="float">
            <text:p>2.5</text:p>
          </table:table-cell>
          <table:table-cell office:value-type="float" office:value="0.005642" calcext:value-type="float">
            <text:p>0.005642</text:p>
          </table:table-cell>
          <table:table-cell office:value-type="float" office:value="2.5" calcext:value-type="float">
            <text:p>2.5</text:p>
          </table:table-cell>
          <table:table-cell office:value-type="float" office:value="0.017268" calcext:value-type="float">
            <text:p>0.017268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045841" calcext:value-type="float">
            <text:p>0.045841</text:p>
          </table:table-cell>
          <table:table-cell office:value-type="float" office:value="0.020474" calcext:value-type="float">
            <text:p>0.020474</text:p>
          </table:table-cell>
          <table:table-cell table:number-columns-repeated="6"/>
          <table:table-cell office:value-type="float" office:value="2.45" calcext:value-type="float">
            <text:p>2.45</text:p>
          </table:table-cell>
          <table:table-cell office:value-type="float" office:value="0.006725" calcext:value-type="float">
            <text:p>0.006725</text:p>
          </table:table-cell>
          <table:table-cell office:value-type="float" office:value="2.6" calcext:value-type="float">
            <text:p>2.6</text:p>
          </table:table-cell>
          <table:table-cell office:value-type="float" office:value="0.007785" calcext:value-type="float">
            <text:p>0.007785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040522" calcext:value-type="float">
            <text:p>0.040522</text:p>
          </table:table-cell>
          <table:table-cell office:value-type="float" office:value="0.018854" calcext:value-type="float">
            <text:p>0.018854</text:p>
          </table:table-cell>
          <table:table-cell table:number-columns-repeated="6"/>
          <table:table-cell office:value-type="float" office:value="2.4" calcext:value-type="float">
            <text:p>2.4</text:p>
          </table:table-cell>
          <table:table-cell office:value-type="float" office:value="0.007901" calcext:value-type="float">
            <text:p>0.007901</text:p>
          </table:table-cell>
          <table:table-cell office:value-type="float" office:value="2.7" calcext:value-type="float">
            <text:p>2.7</text:p>
          </table:table-cell>
          <table:table-cell office:value-type="float" office:value="0.00236" calcext:value-type="float">
            <text:p>0.00236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015807" calcext:value-type="float">
            <text:p>0.015807</text:p>
          </table:table-cell>
          <table:table-cell office:value-type="float" office:value="0.015845" calcext:value-type="float">
            <text:p>0.015845</text:p>
          </table:table-cell>
          <table:table-cell table:number-columns-repeated="6"/>
          <table:table-cell office:value-type="float" office:value="2.3" calcext:value-type="float">
            <text:p>2.3</text:p>
          </table:table-cell>
          <table:table-cell office:value-type="float" office:value="0.01052" calcext:value-type="float">
            <text:p>0.01052</text:p>
          </table:table-cell>
          <table:table-cell office:value-type="float" office:value="2.75" calcext:value-type="float">
            <text:p>2.75</text:p>
          </table:table-cell>
          <table:table-cell office:value-type="float" office:value="0.002465" calcext:value-type="float">
            <text:p>0.00246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13529" calcext:value-type="float">
            <text:p>0.013529</text:p>
          </table:table-cell>
          <table:table-cell office:value-type="float" office:value="0.013533" calcext:value-type="float">
            <text:p>0.013533</text:p>
          </table:table-cell>
          <table:table-cell table:number-columns-repeated="6"/>
          <table:table-cell office:value-type="float" office:value="2.2" calcext:value-type="float">
            <text:p>2.2</text:p>
          </table:table-cell>
          <table:table-cell office:value-type="float" office:value="0.048047" calcext:value-type="float">
            <text:p>0.048047</text:p>
          </table:table-cell>
          <table:table-cell office:value-type="float" office:value="2.8" calcext:value-type="float">
            <text:p>2.8</text:p>
          </table:table-cell>
          <table:table-cell office:value-type="float" office:value="0.001088" calcext:value-type="float">
            <text:p>0.001088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2477" calcext:value-type="float">
            <text:p>0.012477</text:p>
          </table:table-cell>
          <table:table-cell table:number-columns-repeated="8"/>
          <table:table-cell office:value-type="float" office:value="2.82" calcext:value-type="float">
            <text:p>2.82</text:p>
          </table:table-cell>
          <table:table-cell office:value-type="float" office:value="0.000716" calcext:value-type="float">
            <text:p>0.000716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011518" calcext:value-type="float">
            <text:p>0.011518</text:p>
          </table:table-cell>
          <table:table-cell office:value-type="float" office:value="0.011521" calcext:value-type="float">
            <text:p>0.011521</text:p>
          </table:table-cell>
          <table:table-cell table:number-columns-repeated="10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008399" calcext:value-type="float">
            <text:p>0.008399</text:p>
          </table:table-cell>
          <table:table-cell office:value-type="float" office:value="0.0084" calcext:value-type="float">
            <text:p>0.0084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6245" calcext:value-type="float">
            <text:p>0.006245</text:p>
          </table:table-cell>
          <table:table-cell office:value-type="float" office:value="0.006238" calcext:value-type="float">
            <text:p>0.006238</text:p>
          </table:table-cell>
          <table:table-cell table:number-columns-repeated="10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004775" calcext:value-type="float">
            <text:p>0.004775</text:p>
          </table:table-cell>
          <table:table-cell office:value-type="float" office:value="0.004776" calcext:value-type="float">
            <text:p>0.004776</text:p>
          </table:table-cell>
          <table:table-cell table:number-columns-repeated="10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02457" calcext:value-type="float">
            <text:p>0.002457</text:p>
          </table:table-cell>
          <table:table-cell office:value-type="float" office:value="0.002702" calcext:value-type="float">
            <text:p>0.0027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g</text:p>
          </table:table-cell>
          <table:table-cell office:value-type="float" office:value="0.001" calcext:value-type="float">
            <text:p>0.001</text:p>
          </table:table-cell>
          <table:table-cell table:number-columns-repeated="7"/>
          <table:table-cell office:value-type="string" calcext:value-type="string">
            <text:p>Nrg, 0.0001, 1.8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122518" calcext:value-type="float">
            <text:p>0.122518</text:p>
          </table:table-cell>
          <table:table-cell office:value-type="float" office:value="0.123721" calcext:value-type="float">
            <text:p>0.123721</text:p>
          </table:table-cell>
          <table:table-cell table:number-columns-repeated="6"/>
          <table:table-cell office:value-type="float" office:value="2.8" calcext:value-type="float">
            <text:p>2.8</text:p>
          </table:table-cell>
          <table:table-cell office:value-type="float" office:value="0.000464" calcext:value-type="float">
            <text:p>0.000464</text:p>
          </table:table-cell>
          <table:table-cell office:value-type="float" office:value="2" calcext:value-type="float">
            <text:p>2</text:p>
          </table:table-cell>
          <table:table-cell office:value-type="float" office:value="0.065945" calcext:value-type="float">
            <text:p>0.06594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096177" calcext:value-type="float">
            <text:p>0.096177</text:p>
          </table:table-cell>
          <table:table-cell office:value-type="float" office:value="0.097333" calcext:value-type="float">
            <text:p>0.097333</text:p>
          </table:table-cell>
          <table:table-cell table:number-columns-repeated="6"/>
          <table:table-cell office:value-type="float" office:value="2.7" calcext:value-type="float">
            <text:p>2.7</text:p>
          </table:table-cell>
          <table:table-cell office:value-type="float" office:value="0.001766" calcext:value-type="float">
            <text:p>0.001766</text:p>
          </table:table-cell>
          <table:table-cell office:value-type="float" office:value="2.2" calcext:value-type="float">
            <text:p>2.2</text:p>
          </table:table-cell>
          <table:table-cell office:value-type="float" office:value="0.047063" calcext:value-type="float">
            <text:p>0.047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7874" calcext:value-type="float">
            <text:p>0.077874</text:p>
          </table:table-cell>
          <table:table-cell office:value-type="float" office:value="0.078385" calcext:value-type="float">
            <text:p>0.078385</text:p>
          </table:table-cell>
          <table:table-cell table:number-columns-repeated="6"/>
          <table:table-cell office:value-type="float" office:value="2.6" calcext:value-type="float">
            <text:p>2.6</text:p>
          </table:table-cell>
          <table:table-cell office:value-type="float" office:value="0.003287" calcext:value-type="float">
            <text:p>0.003287</text:p>
          </table:table-cell>
          <table:table-cell office:value-type="float" office:value="2.4" calcext:value-type="float">
            <text:p>2.4</text:p>
          </table:table-cell>
          <table:table-cell office:value-type="float" office:value="0.026821" calcext:value-type="float">
            <text:p>0.02682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057991" calcext:value-type="float">
            <text:p>0.057991</text:p>
          </table:table-cell>
          <table:table-cell office:value-type="float" office:value="0.058797" calcext:value-type="float">
            <text:p>0.058797</text:p>
          </table:table-cell>
          <table:table-cell table:number-columns-repeated="6"/>
          <table:table-cell office:value-type="float" office:value="2.5" calcext:value-type="float">
            <text:p>2.5</text:p>
          </table:table-cell>
          <table:table-cell office:value-type="float" office:value="0.005063" calcext:value-type="float">
            <text:p>0.005063</text:p>
          </table:table-cell>
          <table:table-cell office:value-type="float" office:value="2.5" calcext:value-type="float">
            <text:p>2.5</text:p>
          </table:table-cell>
          <table:table-cell office:value-type="float" office:value="0.017608" calcext:value-type="float">
            <text:p>0.017608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052838" calcext:value-type="float">
            <text:p>0.052838</text:p>
          </table:table-cell>
          <table:table-cell office:value-type="float" office:value="0.023386" calcext:value-type="float">
            <text:p>0.023386</text:p>
          </table:table-cell>
          <table:table-cell table:number-columns-repeated="6"/>
          <table:table-cell office:value-type="float" office:value="2.4" calcext:value-type="float">
            <text:p>2.4</text:p>
          </table:table-cell>
          <table:table-cell office:value-type="float" office:value="0.007066" calcext:value-type="float">
            <text:p>0.007066</text:p>
          </table:table-cell>
          <table:table-cell office:value-type="float" office:value="2.6" calcext:value-type="float">
            <text:p>2.6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049556" calcext:value-type="float">
            <text:p>0.049556</text:p>
          </table:table-cell>
          <table:table-cell office:value-type="float" office:value="0.021788" calcext:value-type="float">
            <text:p>0.021788</text:p>
          </table:table-cell>
          <table:table-cell table:number-columns-repeated="6"/>
          <table:table-cell office:value-type="float" office:value="2.3" calcext:value-type="float">
            <text:p>2.3</text:p>
          </table:table-cell>
          <table:table-cell office:value-type="float" office:value="0.010084" calcext:value-type="float">
            <text:p>0.010084</text:p>
          </table:table-cell>
          <table:table-cell office:value-type="float" office:value="2.7" calcext:value-type="float">
            <text:p>2.7</text:p>
          </table:table-cell>
          <table:table-cell office:value-type="float" office:value="0.002348" calcext:value-type="float">
            <text:p>0.002348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039187" calcext:value-type="float">
            <text:p>0.039187</text:p>
          </table:table-cell>
          <table:table-cell office:value-type="float" office:value="0.019031" calcext:value-type="float">
            <text:p>0.019031</text:p>
          </table:table-cell>
          <table:table-cell table:number-columns-repeated="8"/>
          <table:table-cell office:value-type="float" office:value="2.75" calcext:value-type="float">
            <text:p>2.75</text:p>
          </table:table-cell>
          <table:table-cell office:value-type="float" office:value="0.000876" calcext:value-type="float">
            <text:p>0.00087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28599" calcext:value-type="float">
            <text:p>0.028599</text:p>
          </table:table-cell>
          <table:table-cell office:value-type="float" office:value="0.015849" calcext:value-type="float">
            <text:p>0.015849</text:p>
          </table:table-cell>
          <table:table-cell table:number-columns-repeated="8"/>
          <table:table-cell office:value-type="float" office:value="2.77" calcext:value-type="float">
            <text:p>2.77</text:p>
          </table:table-cell>
          <table:table-cell office:value-type="float" office:value="0.000261" calcext:value-type="float">
            <text:p>0.000261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0.023605" calcext:value-type="float">
            <text:p>0.023605</text:p>
          </table:table-cell>
          <table:table-cell office:value-type="float" office:value="0.01581" calcext:value-type="float">
            <text:p>0.01581</text:p>
          </table:table-cell>
          <table:table-cell table:number-columns-repeated="10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014878" calcext:value-type="float">
            <text:p>0.014878</text:p>
          </table:table-cell>
          <table:table-cell office:value-type="float" office:value="0.014914" calcext:value-type="float">
            <text:p>0.014914</text:p>
          </table:table-cell>
          <table:table-cell table:number-columns-repeated="10"/>
        </table:table-row>
        <table:table-row table:style-name="ro1">
          <table:table-cell office:value-type="float" office:value="2.8" calcext:value-type="float">
            <text:p>2.8</text:p>
          </table:table-cell>
          <table:table-cell table:number-columns-repeated="2" office:value-type="float" office:value="0.012051" calcext:value-type="float">
            <text:p>0.01205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0188" calcext:value-type="float">
            <text:p>0.010188</text:p>
          </table:table-cell>
          <table:table-cell office:value-type="float" office:value="0.008922" calcext:value-type="float">
            <text:p>0.008922</text:p>
          </table:table-cell>
          <table:table-cell table:number-columns-repeated="10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009018" calcext:value-type="float">
            <text:p>0.009018</text:p>
          </table:table-cell>
          <table:table-cell office:value-type="float" office:value="0.007943" calcext:value-type="float">
            <text:p>0.007943</text:p>
          </table:table-cell>
          <table:table-cell table:number-columns-repeated="10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07207" calcext:value-type="float">
            <text:p>0.007207</text:p>
          </table:table-cell>
          <table:table-cell office:value-type="float" office:value="0.007469" calcext:value-type="float">
            <text:p>0.0074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D</text:p>
          </table:table-cell>
          <table:table-cell office:value-type="float" office:value="0.01" calcext:value-type="float">
            <text:p>0.01</text:p>
          </table:table-cell>
          <table:table-cell table:number-columns-repeated="11"/>
        </table:table-row>
        <table:table-row table:style-name="ro1">
          <table:table-cell office:value-type="float" office:value="1.5" calcext:value-type="float">
            <text:p>1.5</text:p>
          </table:table-cell>
          <table:table-cell table:number-columns-repeated="2" office:value-type="float" office:value="0.127369" calcext:value-type="float">
            <text:p>0.127369</text:p>
          </table:table-cell>
          <table:table-cell table:number-columns-repeated="8"/>
          <table:table-cell office:value-type="string" calcext:value-type="string">
            <text:p>original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102826" calcext:value-type="float">
            <text:p>0.102826</text:p>
          </table:table-cell>
          <table:table-cell office:value-type="float" office:value="0.10281" calcext:value-type="float">
            <text:p>0.10281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0.00349501586172261" calcext:value-type="float">
            <text:p>0.0034950158617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6687" calcext:value-type="float">
            <text:p>0.086687</text:p>
          </table:table-cell>
          <table:table-cell office:value-type="float" office:value="0.086668" calcext:value-type="float">
            <text:p>0.086668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/>
          <table:table-cell office:value-type="float" office:value="0.00341783213218956" calcext:value-type="float">
            <text:p>0.00341783213219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070896" calcext:value-type="float">
            <text:p>0.070896</text:p>
          </table:table-cell>
          <table:table-cell office:value-type="float" office:value="0.070882" calcext:value-type="float">
            <text:p>0.070882</text:p>
          </table:table-cell>
          <table:table-cell table:number-columns-repeated="6"/>
          <table:table-cell office:value-type="float" office:value="0.8" calcext:value-type="float">
            <text:p>0.8</text:p>
          </table:table-cell>
          <table:table-cell/>
          <table:table-cell office:value-type="float" office:value="0.00324327936696091" calcext:value-type="float">
            <text:p>0.003243279366961</text:p>
          </table:table-cell>
          <table:table-cell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067029" calcext:value-type="float">
            <text:p>0.067029</text:p>
          </table:table-cell>
          <table:table-cell office:value-type="float" office:value="0.067017" calcext:value-type="float">
            <text:p>0.06701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-0.079687153284672*[.J36]+0.24648552189781" office:value-type="float" office:value="0.166798368613138" calcext:value-type="float">
            <text:p>0.166798368613138</text:p>
          </table:table-cell>
          <table:table-cell office:value-type="float" office:value="0.00307793291731006" calcext:value-type="float">
            <text:p>0.00307793291731</text:p>
          </table:table-cell>
          <table:table-cell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063204" calcext:value-type="float">
            <text:p>0.063204</text:p>
          </table:table-cell>
          <table:table-cell office:value-type="float" office:value="0.063193" calcext:value-type="float">
            <text:p>0.063193</text:p>
          </table:table-cell>
          <table:table-cell table:number-columns-repeated="6"/>
          <table:table-cell office:value-type="float" office:value="1.2" calcext:value-type="float">
            <text:p>1.2</text:p>
          </table:table-cell>
          <table:table-cell/>
          <table:table-cell office:value-type="float" office:value="0.00287722137310349" calcext:value-type="float">
            <text:p>0.002877221373104</text:p>
          </table:table-cell>
          <table:table-cell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0.059425" calcext:value-type="float">
            <text:p>0.059425</text:p>
          </table:table-cell>
          <table:table-cell office:value-type="float" office:value="0.059418" calcext:value-type="float">
            <text:p>0.059418</text:p>
          </table:table-cell>
          <table:table-cell table:number-columns-repeated="6"/>
          <table:table-cell office:value-type="float" office:value="1.5" calcext:value-type="float">
            <text:p>1.5</text:p>
          </table:table-cell>
          <table:table-cell office:value-type="float" office:value="0.127369" calcext:value-type="float">
            <text:p>0.127369</text:p>
          </table:table-cell>
          <table:table-cell office:value-type="float" office:value="0.0024948680747981" calcext:value-type="float">
            <text:p>0.002494868074798</text:p>
          </table:table-cell>
          <table:table-cell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055704" calcext:value-type="float">
            <text:p>0.055704</text:p>
          </table:table-cell>
          <table:table-cell office:value-type="float" office:value="0.027656" calcext:value-type="float">
            <text:p>0.027656</text:p>
          </table:table-cell>
          <table:table-cell table:number-columns-repeated="6"/>
          <table:table-cell office:value-type="float" office:value="1.8" calcext:value-type="float">
            <text:p>1.8</text:p>
          </table:table-cell>
          <table:table-cell office:value-type="float" office:value="0.102826" calcext:value-type="float">
            <text:p>0.102826</text:p>
          </table:table-cell>
          <table:table-cell office:value-type="float" office:value="0.00202160174302864" calcext:value-type="float">
            <text:p>0.002021601743029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48472" calcext:value-type="float">
            <text:p>0.048472</text:p>
          </table:table-cell>
          <table:table-cell office:value-type="float" office:value="0.024694" calcext:value-type="float">
            <text:p>0.02469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86687" calcext:value-type="float">
            <text:p>0.086687</text:p>
          </table:table-cell>
          <table:table-cell office:value-type="float" office:value="0.00165700785466383" calcext:value-type="float">
            <text:p>0.001657007854664</text:p>
          </table:table-cell>
          <table:table-cell/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0.04499" calcext:value-type="float">
            <text:p>0.04499</text:p>
          </table:table-cell>
          <table:table-cell office:value-type="float" office:value="0.023476" calcext:value-type="float">
            <text:p>0.023476</text:p>
          </table:table-cell>
          <table:table-cell table:number-columns-repeated="6"/>
          <table:table-cell office:value-type="float" office:value="2.2" calcext:value-type="float">
            <text:p>2.2</text:p>
          </table:table-cell>
          <table:table-cell office:value-type="float" office:value="0.070896" calcext:value-type="float">
            <text:p>0.070896</text:p>
          </table:table-cell>
          <table:table-cell office:value-type="float" office:value="0.0012628787104565" calcext:value-type="float">
            <text:p>0.001262878710457</text:p>
          </table:table-cell>
          <table:table-cell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041619" calcext:value-type="float">
            <text:p>0.041619</text:p>
          </table:table-cell>
          <table:table-cell office:value-type="float" office:value="0.022371" calcext:value-type="float">
            <text:p>0.022371</text:p>
          </table:table-cell>
          <table:table-cell table:number-columns-repeated="6"/>
          <table:table-cell office:value-type="float" office:value="2.25" calcext:value-type="float">
            <text:p>2.25</text:p>
          </table:table-cell>
          <table:table-cell office:value-type="float" office:value="0.067029" calcext:value-type="float">
            <text:p>0.067029</text:p>
          </table:table-cell>
          <table:table-cell office:value-type="float" office:value="0.00115766602228816" calcext:value-type="float">
            <text:p>0.001157666022288</text:p>
          </table:table-cell>
          <table:table-cell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029794" calcext:value-type="float">
            <text:p>0.029794</text:p>
          </table:table-cell>
          <table:table-cell office:value-type="float" office:value="0.018834" calcext:value-type="float">
            <text:p>0.018834</text:p>
          </table:table-cell>
          <table:table-cell table:number-columns-repeated="6"/>
          <table:table-cell office:value-type="float" office:value="2.3" calcext:value-type="float">
            <text:p>2.3</text:p>
          </table:table-cell>
          <table:table-cell office:value-type="float" office:value="0.063204" calcext:value-type="float">
            <text:p>0.063204</text:p>
          </table:table-cell>
          <table:table-cell office:value-type="float" office:value="0.00105114335617122" calcext:value-type="float">
            <text:p>0.001051143356171</text:p>
          </table:table-cell>
          <table:table-cell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024883" calcext:value-type="float">
            <text:p>0.024883</text:p>
          </table:table-cell>
          <table:table-cell office:value-type="float" office:value="0.017425" calcext:value-type="float">
            <text:p>0.017425</text:p>
          </table:table-cell>
          <table:table-cell table:number-columns-repeated="6"/>
          <table:table-cell office:value-type="float" office:value="2.35" calcext:value-type="float">
            <text:p>2.35</text:p>
          </table:table-cell>
          <table:table-cell office:value-type="float" office:value="0.059425" calcext:value-type="float">
            <text:p>0.059425</text:p>
          </table:table-cell>
          <table:table-cell office:value-type="float" office:value="0.000943551967253254" calcext:value-type="float">
            <text:p>0.000943551967253</text:p>
          </table:table-cell>
          <table:table-cell office:value-type="float" office:value="0.0398339463206879" calcext:value-type="float">
            <text:p>0.039833946320688</text:p>
          </table:table-cell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0.017042" calcext:value-type="float">
            <text:p>0.017042</text:p>
          </table:table-cell>
          <table:table-cell office:value-type="float" office:value="0.017045" calcext:value-type="float">
            <text:p>0.017045</text:p>
          </table:table-cell>
          <table:table-cell table:number-columns-repeated="6"/>
          <table:table-cell office:value-type="float" office:value="2.4" calcext:value-type="float">
            <text:p>2.4</text:p>
          </table:table-cell>
          <table:table-cell office:value-type="float" office:value="0.055704" calcext:value-type="float">
            <text:p>0.055704</text:p>
          </table:table-cell>
          <table:table-cell office:value-type="float" office:value="0.000832066376097709" calcext:value-type="float">
            <text:p>0.000832066376098</text:p>
          </table:table-cell>
          <table:table-cell/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0.016785" calcext:value-type="float">
            <text:p>0.016785</text:p>
          </table:table-cell>
          <table:table-cell office:value-type="float" office:value="0.016792" calcext:value-type="float">
            <text:p>0.01679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6205" calcext:value-type="float">
            <text:p>0.016205</text:p>
          </table:table-cell>
          <table:table-cell office:value-type="float" office:value="0.016211" calcext:value-type="float">
            <text:p>0.016211</text:p>
          </table:table-cell>
          <table:table-cell table:number-columns-repeated="10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014163" calcext:value-type="float">
            <text:p>0.014163</text:p>
          </table:table-cell>
          <table:table-cell office:value-type="float" office:value="0.014162" calcext:value-type="float">
            <text:p>0.014162</text:p>
          </table:table-cell>
          <table:table-cell table:number-columns-repeated="10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11852" calcext:value-type="float">
            <text:p>0.011852</text:p>
          </table:table-cell>
          <table:table-cell office:value-type="float" office:value="0.011854" calcext:value-type="float">
            <text:p>0.0118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PT</text:p>
          </table:table-cell>
          <table:table-cell office:value-type="float" office:value="0.01" calcext:value-type="float">
            <text:p>0.01</text:p>
          </table:table-cell>
          <table:table-cell table:number-columns-repeated="7"/>
          <table:table-cell office:value-type="float" office:value="0.2" calcext:value-type="float">
            <text:p>0.2</text:p>
          </table:table-cell>
          <table:table-cell office:value-type="float" office:value="0.149426" calcext:value-type="float">
            <text:p>0.149426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128499" calcext:value-type="float">
            <text:p>0.128499</text:p>
          </table:table-cell>
          <table:table-cell office:value-type="float" office:value="0.128498" calcext:value-type="float">
            <text:p>0.128498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0.176367" calcext:value-type="float">
            <text:p>0.17636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91686" calcext:value-type="float">
            <text:p>0.091686</text:p>
          </table:table-cell>
          <table:table-cell office:value-type="float" office:value="0.091665" calcext:value-type="float">
            <text:p>0.091665</text:p>
          </table:table-cell>
          <table:table-cell table:number-columns-repeated="6"/>
          <table:table-cell office:value-type="float" office:value="0.8" calcext:value-type="float">
            <text:p>0.8</text:p>
          </table:table-cell>
          <table:table-cell office:value-type="float" office:value="0.163879" calcext:value-type="float">
            <text:p>0.163879</text:p>
          </table:table-cell>
          <table:table-cell table:number-columns-repeated="2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084708" calcext:value-type="float">
            <text:p>0.084708</text:p>
          </table:table-cell>
          <table:table-cell office:value-type="float" office:value="0.084648" calcext:value-type="float">
            <text:p>0.08464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151111" calcext:value-type="float">
            <text:p>0.151111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077877" calcext:value-type="float">
            <text:p>0.077877</text:p>
          </table:table-cell>
          <table:table-cell office:value-type="float" office:value="0.077864" calcext:value-type="float">
            <text:p>0.077864</text:p>
          </table:table-cell>
          <table:table-cell table:number-columns-repeated="6"/>
          <table:table-cell office:value-type="float" office:value="1.2" calcext:value-type="float">
            <text:p>1.2</text:p>
          </table:table-cell>
          <table:table-cell office:value-type="float" office:value="0.136717" calcext:value-type="float">
            <text:p>0.136717</text:p>
          </table:table-cell>
          <table:table-cell table:number-columns-repeated="2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07121" calcext:value-type="float">
            <text:p>0.07121</text:p>
          </table:table-cell>
          <table:table-cell office:value-type="float" office:value="0.070957" calcext:value-type="float">
            <text:p>0.070957</text:p>
          </table:table-cell>
          <table:table-cell table:number-columns-repeated="6"/>
          <table:table-cell office:value-type="float" office:value="1.5" calcext:value-type="float">
            <text:p>1.5</text:p>
          </table:table-cell>
          <table:table-cell office:value-type="float" office:value="0.112768" calcext:value-type="float">
            <text:p>0.112768</text:p>
          </table:table-cell>
          <table:table-cell table:number-columns-repeated="2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064722" calcext:value-type="float">
            <text:p>0.064722</text:p>
          </table:table-cell>
          <table:table-cell office:value-type="float" office:value="0.06461" calcext:value-type="float">
            <text:p>0.0646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6757" calcext:value-type="float">
            <text:p>0.06757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58378" calcext:value-type="float">
            <text:p>0.058378</text:p>
          </table:table-cell>
          <table:table-cell office:value-type="float" office:value="0.05815" calcext:value-type="float">
            <text:p>0.05815</text:p>
          </table:table-cell>
          <table:table-cell table:number-columns-repeated="6"/>
          <table:table-cell office:value-type="float" office:value="2.2" calcext:value-type="float">
            <text:p>2.2</text:p>
          </table:table-cell>
          <table:table-cell office:value-type="float" office:value="0.04805" calcext:value-type="float">
            <text:p>0.04805</text:p>
          </table:table-cell>
          <table:table-cell table:number-columns-repeated="2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05223" calcext:value-type="float">
            <text:p>0.05223</text:p>
          </table:table-cell>
          <table:table-cell office:value-type="float" office:value="0.023962" calcext:value-type="float">
            <text:p>0.023962</text:p>
          </table:table-cell>
          <table:table-cell table:number-columns-repeated="6"/>
          <table:table-cell office:value-type="float" office:value="2.4" calcext:value-type="float">
            <text:p>2.4</text:p>
          </table:table-cell>
          <table:table-cell office:value-type="float" office:value="0.027614" calcext:value-type="float">
            <text:p>0.027614</text:p>
          </table:table-cell>
          <table:table-cell table:number-columns-repeated="2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021552" calcext:value-type="float">
            <text:p>0.021552</text:p>
          </table:table-cell>
          <table:table-cell office:value-type="float" office:value="0.02163" calcext:value-type="float">
            <text:p>0.02163</text:p>
          </table:table-cell>
          <table:table-cell table:number-columns-repeated="6"/>
          <table:table-cell office:value-type="float" office:value="2.5" calcext:value-type="float">
            <text:p>2.5</text:p>
          </table:table-cell>
          <table:table-cell office:value-type="float" office:value="0.017268" calcext:value-type="float">
            <text:p>0.017268</text:p>
          </table:table-cell>
          <table:table-cell table:number-columns-repeated="2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019844" calcext:value-type="float">
            <text:p>0.019844</text:p>
          </table:table-cell>
          <table:table-cell office:value-type="float" office:value="0.019685" calcext:value-type="float">
            <text:p>0.019685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686" calcext:value-type="float">
            <text:p>0.01686</text:p>
          </table:table-cell>
          <table:table-cell office:value-type="float" office:value="0.016732" calcext:value-type="float">
            <text:p>0.016732</text:p>
          </table:table-cell>
          <table:table-cell table:number-columns-repeated="10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12127" calcext:value-type="float">
            <text:p>0.012127</text:p>
          </table:table-cell>
          <table:table-cell office:value-type="float" office:value="0.012083" calcext:value-type="float">
            <text:p>0.0120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PT</text:p>
          </table:table-cell>
          <table:table-cell office:value-type="float" office:value="0.02" calcext:value-type="float">
            <text:p>0.02</text:p>
          </table:table-cell>
          <table:table-cell table:number-columns-repeated="1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127505" calcext:value-type="float">
            <text:p>0.127505</text:p>
          </table:table-cell>
          <table:table-cell office:value-type="float" office:value="0.127658" calcext:value-type="float">
            <text:p>0.127658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90464" calcext:value-type="float">
            <text:p>0.090464</text:p>
          </table:table-cell>
          <table:table-cell office:value-type="float" office:value="0.090383" calcext:value-type="float">
            <text:p>0.090383</text:p>
          </table:table-cell>
          <table:table-cell table:number-columns-repeated="10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08337" calcext:value-type="float">
            <text:p>0.08337</text:p>
          </table:table-cell>
          <table:table-cell office:value-type="float" office:value="0.08333" calcext:value-type="float">
            <text:p>0.08333</text:p>
          </table:table-cell>
          <table:table-cell table:number-columns-repeated="10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076489" calcext:value-type="float">
            <text:p>0.076489</text:p>
          </table:table-cell>
          <table:table-cell office:value-type="float" office:value="0.076275" calcext:value-type="float">
            <text:p>0.076275</text:p>
          </table:table-cell>
          <table:table-cell table:number-columns-repeated="10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069773" calcext:value-type="float">
            <text:p>0.069773</text:p>
          </table:table-cell>
          <table:table-cell office:value-type="float" office:value="0.069507" calcext:value-type="float">
            <text:p>0.069507</text:p>
          </table:table-cell>
          <table:table-cell table:number-columns-repeated="10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063093" calcext:value-type="float">
            <text:p>0.063093</text:p>
          </table:table-cell>
          <table:table-cell office:value-type="float" office:value="0.062794" calcext:value-type="float">
            <text:p>0.062794</text:p>
          </table:table-cell>
          <table:table-cell table:number-columns-repeated="10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56681" calcext:value-type="float">
            <text:p>0.056681</text:p>
          </table:table-cell>
          <table:table-cell office:value-type="float" office:value="0.056327" calcext:value-type="float">
            <text:p>0.056327</text:p>
          </table:table-cell>
          <table:table-cell table:number-columns-repeated="10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050455" calcext:value-type="float">
            <text:p>0.050455</text:p>
          </table:table-cell>
          <table:table-cell office:value-type="float" office:value="0.023618" calcext:value-type="float">
            <text:p>0.023618</text:p>
          </table:table-cell>
          <table:table-cell table:number-columns-repeated="10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021114" calcext:value-type="float">
            <text:p>0.021114</text:p>
          </table:table-cell>
          <table:table-cell office:value-type="float" office:value="0.021204" calcext:value-type="float">
            <text:p>0.021204</text:p>
          </table:table-cell>
          <table:table-cell table:number-columns-repeated="10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019422" calcext:value-type="float">
            <text:p>0.019422</text:p>
          </table:table-cell>
          <table:table-cell office:value-type="float" office:value="0.019332" calcext:value-type="float">
            <text:p>0.01933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6477" calcext:value-type="float">
            <text:p>0.016477</text:p>
          </table:table-cell>
          <table:table-cell office:value-type="float" office:value="0.016352" calcext:value-type="float">
            <text:p>0.016352</text:p>
          </table:table-cell>
          <table:table-cell table:number-columns-repeated="10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11728" calcext:value-type="float">
            <text:p>0.011728</text:p>
          </table:table-cell>
          <table:table-cell office:value-type="float" office:value="0.011639" calcext:value-type="float">
            <text:p>0.011639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/00/0000</text:date>, <text:time style:data-style-name="N2" text:time-value="22:34:41.5714879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21:55:31.013540175</meta:creation-date>
    <dc:date>2021-05-14T21:07:25.496865816</dc:date>
    <meta:editing-duration>P4DT3H10M49S</meta:editing-duration>
    <meta:editing-cycles>8</meta:editing-cycles>
    <meta:generator>LibreOffice/6.4.6.2$Linux_X86_64 LibreOffice_project/40$Build-2</meta:generator>
    <meta:document-statistic meta:table-count="1" meta:cell-count="341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913cm" svg:height="6.701cm" xlink:href=".." xlink:type="simple" chart:class="chart:scatter" chart:style-name="ch1">
        <chart:plot-area chart:style-name="ch2" table:cell-range-address="Sheet1.A2:Sheet1.C15" svg:x="0.238cm" svg:y="0.134cm" svg:width="11.437cm" svg:height="6.433cm">
          <chartooo:coordinate-region svg:x="1.15cm" svg:y="0.333cm" svg:width="10.431cm" svg:height="5.587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B2:Sheet1.B15" chart:class="chart:scatter">
            <chart:domain table:cell-range-address="Sheet1.A2:Sheet1.A15"/>
            <chart:data-point chart:repeated="14"/>
          </chart:series>
          <chart:series chart:style-name="ch6" chart:values-cell-range-address="Sheet1.C2:Sheet1.C15" chart:class="chart:scatter"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">
                <text:p>1.5</text:p>
                <draw:g>
                  <svg:desc>Sheet1.A2:Sheet1.A15</svg:desc>
                </draw:g>
              </table:table-cell>
              <table:table-cell office:value-type="float" office:value="0.120552">
                <text:p>0.120552</text:p>
                <draw:g>
                  <svg:desc>Sheet1.B2:Sheet1.B15</svg:desc>
                </draw:g>
              </table:table-cell>
              <table:table-cell office:value-type="float" office:value="0.12169">
                <text:p>0.12169</text:p>
                <draw:g>
                  <svg:desc>Sheet1.C2:Sheet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">
                <text:p>1.8</text:p>
              </table:table-cell>
              <table:table-cell office:value-type="float" office:value="0.093362">
                <text:p>0.093362</text:p>
              </table:table-cell>
              <table:table-cell office:value-type="float" office:value="0.09465">
                <text:p>0.094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74002">
                <text:p>0.074002</text:p>
              </table:table-cell>
              <table:table-cell office:value-type="float" office:value="0.074852">
                <text:p>0.0748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">
                <text:p>2.2</text:p>
              </table:table-cell>
              <table:table-cell office:value-type="float" office:value="0.052102">
                <text:p>0.052102</text:p>
              </table:table-cell>
              <table:table-cell office:value-type="float" office:value="0.052609">
                <text:p>0.0526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5">
                <text:p>2.25</text:p>
              </table:table-cell>
              <table:table-cell office:value-type="float" office:value="0.045841">
                <text:p>0.045841</text:p>
              </table:table-cell>
              <table:table-cell office:value-type="float" office:value="0.020474">
                <text:p>0.0204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">
                <text:p>2.3</text:p>
              </table:table-cell>
              <table:table-cell office:value-type="float" office:value="0.040522">
                <text:p>0.040522</text:p>
              </table:table-cell>
              <table:table-cell office:value-type="float" office:value="0.018854">
                <text:p>0.0188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">
                <text:p>2.4</text:p>
              </table:table-cell>
              <table:table-cell office:value-type="float" office:value="0.015807">
                <text:p>0.015807</text:p>
              </table:table-cell>
              <table:table-cell office:value-type="float" office:value="0.015845">
                <text:p>0.0158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0.013529">
                <text:p>0.013529</text:p>
              </table:table-cell>
              <table:table-cell office:value-type="float" office:value="0.013533">
                <text:p>0.0135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5">
                <text:p>2.55</text:p>
              </table:table-cell>
              <table:table-cell office:value-type="float" office:value="0.012475">
                <text:p>0.012475</text:p>
              </table:table-cell>
              <table:table-cell office:value-type="float" office:value="0.012477">
                <text:p>0.0124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6">
                <text:p>2.6</text:p>
              </table:table-cell>
              <table:table-cell office:value-type="float" office:value="0.011518">
                <text:p>0.011518</text:p>
              </table:table-cell>
              <table:table-cell office:value-type="float" office:value="0.011521">
                <text:p>0.0115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8">
                <text:p>2.8</text:p>
              </table:table-cell>
              <table:table-cell office:value-type="float" office:value="0.008399">
                <text:p>0.008399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.006245">
                <text:p>0.006245</text:p>
              </table:table-cell>
              <table:table-cell office:value-type="float" office:value="0.006238">
                <text:p>0.0062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2">
                <text:p>3.2</text:p>
              </table:table-cell>
              <table:table-cell office:value-type="float" office:value="0.004775">
                <text:p>0.004775</text:p>
              </table:table-cell>
              <table:table-cell office:value-type="float" office:value="0.004776">
                <text:p>0.0047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5">
                <text:p>3.5</text:p>
              </table:table-cell>
              <table:table-cell office:value-type="float" office:value="0.002457">
                <text:p>0.002457</text:p>
              </table:table-cell>
              <table:table-cell office:value-type="float" office:value="0.002702">
                <text:p>0.0027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758cm" svg:height="6.618cm" xlink:href=".." xlink:type="simple" chart:class="chart:scatter" chart:style-name="ch1">
        <chart:plot-area chart:style-name="ch2" table:cell-range-address="Sheet1.A17:Sheet1.C30" svg:x="0.235cm" svg:y="0.132cm" svg:width="11.288cm" svg:height="6.354cm">
          <chartooo:coordinate-region svg:x="1.147cm" svg:y="0.332cm" svg:width="10.282cm" svg:height="5.50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17:Sheet1.B30" chart:class="chart:scatter">
            <chart:domain table:cell-range-address="Sheet1.A17:Sheet1.A30"/>
            <chart:data-point chart:repeated="14"/>
          </chart:series>
          <chart:series chart:style-name="ch6" chart:values-cell-range-address="Sheet1.C17:Sheet1.C30" chart:class="chart:scatter"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">
                <text:p>1.5</text:p>
                <draw:g>
                  <svg:desc>Sheet1.A17:Sheet1.A30</svg:desc>
                </draw:g>
              </table:table-cell>
              <table:table-cell office:value-type="float" office:value="0.122518">
                <text:p>0.122518</text:p>
                <draw:g>
                  <svg:desc>Sheet1.B17:Sheet1.B30</svg:desc>
                </draw:g>
              </table:table-cell>
              <table:table-cell office:value-type="float" office:value="0.123721">
                <text:p>0.123721</text:p>
                <draw:g>
                  <svg:desc>Sheet1.C17:Sheet1.C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">
                <text:p>1.8</text:p>
              </table:table-cell>
              <table:table-cell office:value-type="float" office:value="0.096177">
                <text:p>0.096177</text:p>
              </table:table-cell>
              <table:table-cell office:value-type="float" office:value="0.097333">
                <text:p>0.097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77874">
                <text:p>0.077874</text:p>
              </table:table-cell>
              <table:table-cell office:value-type="float" office:value="0.078385">
                <text:p>0.0783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">
                <text:p>2.2</text:p>
              </table:table-cell>
              <table:table-cell office:value-type="float" office:value="0.057991">
                <text:p>0.057991</text:p>
              </table:table-cell>
              <table:table-cell office:value-type="float" office:value="0.058797">
                <text:p>0.0587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5">
                <text:p>2.25</text:p>
              </table:table-cell>
              <table:table-cell office:value-type="float" office:value="0.052838">
                <text:p>0.052838</text:p>
              </table:table-cell>
              <table:table-cell office:value-type="float" office:value="0.023386">
                <text:p>0.0233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">
                <text:p>2.3</text:p>
              </table:table-cell>
              <table:table-cell office:value-type="float" office:value="0.049556">
                <text:p>0.049556</text:p>
              </table:table-cell>
              <table:table-cell office:value-type="float" office:value="0.021788">
                <text:p>0.0217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">
                <text:p>2.4</text:p>
              </table:table-cell>
              <table:table-cell office:value-type="float" office:value="0.039187">
                <text:p>0.039187</text:p>
              </table:table-cell>
              <table:table-cell office:value-type="float" office:value="0.019031">
                <text:p>0.0190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0.028599">
                <text:p>0.028599</text:p>
              </table:table-cell>
              <table:table-cell office:value-type="float" office:value="0.015849">
                <text:p>0.0158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5">
                <text:p>2.55</text:p>
              </table:table-cell>
              <table:table-cell office:value-type="float" office:value="0.023605">
                <text:p>0.023605</text:p>
              </table:table-cell>
              <table:table-cell office:value-type="float" office:value="0.01581">
                <text:p>0.015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6">
                <text:p>2.6</text:p>
              </table:table-cell>
              <table:table-cell office:value-type="float" office:value="0.014878">
                <text:p>0.014878</text:p>
              </table:table-cell>
              <table:table-cell office:value-type="float" office:value="0.014914">
                <text:p>0.0149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8">
                <text:p>2.8</text:p>
              </table:table-cell>
              <table:table-cell office:value-type="float" office:value="0.012051">
                <text:p>0.012051</text:p>
              </table:table-cell>
              <table:table-cell office:value-type="float" office:value="0.012051">
                <text:p>0.0120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.010188">
                <text:p>0.010188</text:p>
              </table:table-cell>
              <table:table-cell office:value-type="float" office:value="0.008922">
                <text:p>0.0089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2">
                <text:p>3.2</text:p>
              </table:table-cell>
              <table:table-cell office:value-type="float" office:value="0.009018">
                <text:p>0.009018</text:p>
              </table:table-cell>
              <table:table-cell office:value-type="float" office:value="0.007943">
                <text:p>0.0079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5">
                <text:p>3.5</text:p>
              </table:table-cell>
              <table:table-cell office:value-type="float" office:value="0.007207">
                <text:p>0.007207</text:p>
              </table:table-cell>
              <table:table-cell office:value-type="float" office:value="0.007469">
                <text:p>0.0074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896cm" svg:height="6.129cm" xlink:href=".." xlink:type="simple" chart:class="chart:scatter" chart:style-name="ch1">
        <chart:plot-area chart:style-name="ch2" table:cell-range-address="Sheet1.A32:Sheet1.C49" svg:x="0.217cm" svg:y="0.122cm" svg:width="10.462cm" svg:height="5.885cm">
          <chartooo:coordinate-region svg:x="1.129cm" svg:y="0.322cm" svg:width="9.456cm" svg:height="5.03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32:Sheet1.B49" chart:class="chart:scatter">
            <chart:domain table:cell-range-address="Sheet1.A32:Sheet1.A49"/>
            <chart:data-point chart:repeated="18"/>
          </chart:series>
          <chart:series chart:style-name="ch6" chart:values-cell-range-address="Sheet1.C32:Sheet1.C49" chart:class="chart:scatter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">
                <text:p>1.5</text:p>
                <draw:g>
                  <svg:desc>Sheet1.A32:Sheet1.A49</svg:desc>
                </draw:g>
              </table:table-cell>
              <table:table-cell office:value-type="float" office:value="0.127369">
                <text:p>0.127369</text:p>
                <draw:g>
                  <svg:desc>Sheet1.B32:Sheet1.B49</svg:desc>
                </draw:g>
              </table:table-cell>
              <table:table-cell office:value-type="float" office:value="0.127369">
                <text:p>0.127369</text:p>
                <draw:g>
                  <svg:desc>Sheet1.C32:Sheet1.C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">
                <text:p>1.8</text:p>
              </table:table-cell>
              <table:table-cell office:value-type="float" office:value="0.102826">
                <text:p>0.102826</text:p>
              </table:table-cell>
              <table:table-cell office:value-type="float" office:value="0.10281">
                <text:p>0.102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86687">
                <text:p>0.086687</text:p>
              </table:table-cell>
              <table:table-cell office:value-type="float" office:value="0.086668">
                <text:p>0.0866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">
                <text:p>2.2</text:p>
              </table:table-cell>
              <table:table-cell office:value-type="float" office:value="0.070896">
                <text:p>0.070896</text:p>
              </table:table-cell>
              <table:table-cell office:value-type="float" office:value="0.070882">
                <text:p>0.0708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5">
                <text:p>2.25</text:p>
              </table:table-cell>
              <table:table-cell office:value-type="float" office:value="0.067029">
                <text:p>0.067029</text:p>
              </table:table-cell>
              <table:table-cell office:value-type="float" office:value="0.067017">
                <text:p>0.067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">
                <text:p>2.3</text:p>
              </table:table-cell>
              <table:table-cell office:value-type="float" office:value="0.063204">
                <text:p>0.063204</text:p>
              </table:table-cell>
              <table:table-cell office:value-type="float" office:value="0.063193">
                <text:p>0.0631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">
                <text:p>2.35</text:p>
              </table:table-cell>
              <table:table-cell office:value-type="float" office:value="0.059425">
                <text:p>0.059425</text:p>
              </table:table-cell>
              <table:table-cell office:value-type="float" office:value="0.059418">
                <text:p>0.0594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">
                <text:p>2.4</text:p>
              </table:table-cell>
              <table:table-cell office:value-type="float" office:value="0.055704">
                <text:p>0.055704</text:p>
              </table:table-cell>
              <table:table-cell office:value-type="float" office:value="0.027656">
                <text:p>0.0276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0.048472">
                <text:p>0.048472</text:p>
              </table:table-cell>
              <table:table-cell office:value-type="float" office:value="0.024694">
                <text:p>0.0246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5">
                <text:p>2.55</text:p>
              </table:table-cell>
              <table:table-cell office:value-type="float" office:value="0.04499">
                <text:p>0.04499</text:p>
              </table:table-cell>
              <table:table-cell office:value-type="float" office:value="0.023476">
                <text:p>0.0234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6">
                <text:p>2.6</text:p>
              </table:table-cell>
              <table:table-cell office:value-type="float" office:value="0.041619">
                <text:p>0.041619</text:p>
              </table:table-cell>
              <table:table-cell office:value-type="float" office:value="0.022371">
                <text:p>0.0223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">
                <text:p>2.8</text:p>
              </table:table-cell>
              <table:table-cell office:value-type="float" office:value="0.029794">
                <text:p>0.029794</text:p>
              </table:table-cell>
              <table:table-cell office:value-type="float" office:value="0.018834">
                <text:p>0.0188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9">
                <text:p>2.9</text:p>
              </table:table-cell>
              <table:table-cell office:value-type="float" office:value="0.024883">
                <text:p>0.024883</text:p>
              </table:table-cell>
              <table:table-cell office:value-type="float" office:value="0.017425">
                <text:p>0.0174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93">
                <text:p>2.93</text:p>
              </table:table-cell>
              <table:table-cell office:value-type="float" office:value="0.017042">
                <text:p>0.017042</text:p>
              </table:table-cell>
              <table:table-cell office:value-type="float" office:value="0.017045">
                <text:p>0.0170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95">
                <text:p>2.95</text:p>
              </table:table-cell>
              <table:table-cell office:value-type="float" office:value="0.016785">
                <text:p>0.016785</text:p>
              </table:table-cell>
              <table:table-cell office:value-type="float" office:value="0.016792">
                <text:p>0.016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0.016205">
                <text:p>0.016205</text:p>
              </table:table-cell>
              <table:table-cell office:value-type="float" office:value="0.016211">
                <text:p>0.0162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">
                <text:p>3.2</text:p>
              </table:table-cell>
              <table:table-cell office:value-type="float" office:value="0.014163">
                <text:p>0.014163</text:p>
              </table:table-cell>
              <table:table-cell office:value-type="float" office:value="0.014162">
                <text:p>0.0141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">
                <text:p>3.5</text:p>
              </table:table-cell>
              <table:table-cell office:value-type="float" office:value="0.011852">
                <text:p>0.011852</text:p>
              </table:table-cell>
              <table:table-cell office:value-type="float" office:value="0.011854">
                <text:p>0.0118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82cm" svg:height="6.801cm" xlink:href=".." xlink:type="simple" chart:class="chart:scatter" chart:style-name="ch1">
        <chart:plot-area chart:style-name="ch2" table:cell-range-address="Sheet1.A51:Sheet1.C62" svg:x="0.241cm" svg:y="0.136cm" svg:width="11.6cm" svg:height="6.529cm">
          <chartooo:coordinate-region svg:x="1.153cm" svg:y="0.336cm" svg:width="10.594cm" svg:height="5.68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51:Sheet1.B62" chart:class="chart:scatter">
            <chart:domain table:cell-range-address="Sheet1.A51:Sheet1.A62"/>
            <chart:data-point chart:repeated="12"/>
          </chart:series>
          <chart:series chart:style-name="ch6" chart:values-cell-range-address="Sheet1.C51:Sheet1.C62" chart:class="chart:scatter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">
                <text:p>1.5</text:p>
                <draw:g>
                  <svg:desc>Sheet1.A51:Sheet1.A62</svg:desc>
                </draw:g>
              </table:table-cell>
              <table:table-cell office:value-type="float" office:value="0.128499">
                <text:p>0.128499</text:p>
                <draw:g>
                  <svg:desc>Sheet1.B51:Sheet1.B62</svg:desc>
                </draw:g>
              </table:table-cell>
              <table:table-cell office:value-type="float" office:value="0.128498">
                <text:p>0.128498</text:p>
                <draw:g>
                  <svg:desc>Sheet1.C51:Sheet1.C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91686">
                <text:p>0.091686</text:p>
              </table:table-cell>
              <table:table-cell office:value-type="float" office:value="0.091665">
                <text:p>0.0916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">
                <text:p>2.1</text:p>
              </table:table-cell>
              <table:table-cell office:value-type="float" office:value="0.084708">
                <text:p>0.084708</text:p>
              </table:table-cell>
              <table:table-cell office:value-type="float" office:value="0.084648">
                <text:p>0.0846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">
                <text:p>2.2</text:p>
              </table:table-cell>
              <table:table-cell office:value-type="float" office:value="0.077877">
                <text:p>0.077877</text:p>
              </table:table-cell>
              <table:table-cell office:value-type="float" office:value="0.077864">
                <text:p>0.077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">
                <text:p>2.3</text:p>
              </table:table-cell>
              <table:table-cell office:value-type="float" office:value="0.07121">
                <text:p>0.07121</text:p>
              </table:table-cell>
              <table:table-cell office:value-type="float" office:value="0.070957">
                <text:p>0.0709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4">
                <text:p>2.4</text:p>
              </table:table-cell>
              <table:table-cell office:value-type="float" office:value="0.064722">
                <text:p>0.064722</text:p>
              </table:table-cell>
              <table:table-cell office:value-type="float" office:value="0.06461">
                <text:p>0.064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0.058378">
                <text:p>0.058378</text:p>
              </table:table-cell>
              <table:table-cell office:value-type="float" office:value="0.05815">
                <text:p>0.058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">
                <text:p>2.6</text:p>
              </table:table-cell>
              <table:table-cell office:value-type="float" office:value="0.05223">
                <text:p>0.05223</text:p>
              </table:table-cell>
              <table:table-cell office:value-type="float" office:value="0.023962">
                <text:p>0.0239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">
                <text:p>2.7</text:p>
              </table:table-cell>
              <table:table-cell office:value-type="float" office:value="0.021552">
                <text:p>0.021552</text:p>
              </table:table-cell>
              <table:table-cell office:value-type="float" office:value="0.02163">
                <text:p>0.021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">
                <text:p>2.8</text:p>
              </table:table-cell>
              <table:table-cell office:value-type="float" office:value="0.019844">
                <text:p>0.019844</text:p>
              </table:table-cell>
              <table:table-cell office:value-type="float" office:value="0.019685">
                <text:p>0.0196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0.01686">
                <text:p>0.01686</text:p>
              </table:table-cell>
              <table:table-cell office:value-type="float" office:value="0.016732">
                <text:p>0.0167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">
                <text:p>3.5</text:p>
              </table:table-cell>
              <table:table-cell office:value-type="float" office:value="0.012127">
                <text:p>0.012127</text:p>
              </table:table-cell>
              <table:table-cell office:value-type="float" office:value="0.012083">
                <text:p>0.01208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34cm" svg:height="5.644cm" xlink:href=".." xlink:type="simple" chart:class="chart:scatter" chart:style-name="ch1">
        <chart:plot-area chart:style-name="ch2" table:cell-range-address="Sheet1.A64:Sheet1.C75" svg:x="0.2cm" svg:y="0.112cm" svg:width="9.634cm" svg:height="5.42cm">
          <chartooo:coordinate-region svg:x="1.112cm" svg:y="0.312cm" svg:width="8.628cm" svg:height="4.57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64:Sheet1.B75" chart:class="chart:scatter">
            <chart:domain table:cell-range-address="Sheet1.A64:Sheet1.A75"/>
            <chart:data-point chart:repeated="12"/>
          </chart:series>
          <chart:series chart:style-name="ch6" chart:values-cell-range-address="Sheet1.C64:Sheet1.C75" chart:class="chart:scatter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">
                <text:p>1.5</text:p>
                <draw:g>
                  <svg:desc>Sheet1.A64:Sheet1.A75</svg:desc>
                </draw:g>
              </table:table-cell>
              <table:table-cell office:value-type="float" office:value="0.127505">
                <text:p>0.127505</text:p>
                <draw:g>
                  <svg:desc>Sheet1.B64:Sheet1.B75</svg:desc>
                </draw:g>
              </table:table-cell>
              <table:table-cell office:value-type="float" office:value="0.127658">
                <text:p>0.127658</text:p>
                <draw:g>
                  <svg:desc>Sheet1.C64:Sheet1.C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90464">
                <text:p>0.090464</text:p>
              </table:table-cell>
              <table:table-cell office:value-type="float" office:value="0.090383">
                <text:p>0.0903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">
                <text:p>2.1</text:p>
              </table:table-cell>
              <table:table-cell office:value-type="float" office:value="0.08337">
                <text:p>0.08337</text:p>
              </table:table-cell>
              <table:table-cell office:value-type="float" office:value="0.08333">
                <text:p>0.08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">
                <text:p>2.2</text:p>
              </table:table-cell>
              <table:table-cell office:value-type="float" office:value="0.076489">
                <text:p>0.076489</text:p>
              </table:table-cell>
              <table:table-cell office:value-type="float" office:value="0.076275">
                <text:p>0.076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">
                <text:p>2.3</text:p>
              </table:table-cell>
              <table:table-cell office:value-type="float" office:value="0.069773">
                <text:p>0.069773</text:p>
              </table:table-cell>
              <table:table-cell office:value-type="float" office:value="0.069507">
                <text:p>0.0695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4">
                <text:p>2.4</text:p>
              </table:table-cell>
              <table:table-cell office:value-type="float" office:value="0.063093">
                <text:p>0.063093</text:p>
              </table:table-cell>
              <table:table-cell office:value-type="float" office:value="0.062794">
                <text:p>0.0627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0.056681">
                <text:p>0.056681</text:p>
              </table:table-cell>
              <table:table-cell office:value-type="float" office:value="0.056327">
                <text:p>0.0563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">
                <text:p>2.6</text:p>
              </table:table-cell>
              <table:table-cell office:value-type="float" office:value="0.050455">
                <text:p>0.050455</text:p>
              </table:table-cell>
              <table:table-cell office:value-type="float" office:value="0.023618">
                <text:p>0.0236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">
                <text:p>2.7</text:p>
              </table:table-cell>
              <table:table-cell office:value-type="float" office:value="0.021114">
                <text:p>0.021114</text:p>
              </table:table-cell>
              <table:table-cell office:value-type="float" office:value="0.021204">
                <text:p>0.0212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">
                <text:p>2.8</text:p>
              </table:table-cell>
              <table:table-cell office:value-type="float" office:value="0.019422">
                <text:p>0.019422</text:p>
              </table:table-cell>
              <table:table-cell office:value-type="float" office:value="0.019332">
                <text:p>0.0193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0.016477">
                <text:p>0.016477</text:p>
              </table:table-cell>
              <table:table-cell office:value-type="float" office:value="0.016352">
                <text:p>0.0163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">
                <text:p>3.5</text:p>
              </table:table-cell>
              <table:table-cell office:value-type="float" office:value="0.011728">
                <text:p>0.011728</text:p>
              </table:table-cell>
              <table:table-cell office:value-type="float" office:value="0.011639">
                <text:p>0.01163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849cm" svg:height="6.578cm" xlink:href=".." xlink:type="simple" chart:class="chart:scatter" chart:style-name="ch1">
        <chart:plot-area chart:style-name="ch2" table:cell-range-address="Sheet1.J2:Sheet1.K15 Sheet1.M2:Sheet1.M15" svg:x="0.216cm" svg:y="0.131cm" svg:width="10.417cm" svg:height="6.316cm">
          <chartooo:coordinate-region svg:x="1.128cm" svg:y="0.331cm" svg:width="9.265cm" svg:height="5.46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K2:Sheet1.K15" chart:class="chart:scatter">
            <chart:domain table:cell-range-address="Sheet1.J2:Sheet1.J15"/>
            <chart:data-point chart:repeated="14"/>
          </chart:series>
          <chart:series chart:style-name="ch6" chart:values-cell-range-address="Sheet1.M2:Sheet1.M15" chart:class="chart:scatter">
            <chart:domain table:cell-range-address="Sheet1.L2:Sheet1.L15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5">
                <text:p>2.85</text:p>
                <draw:g>
                  <svg:desc>Sheet1.J2:Sheet1.J15</svg:desc>
                </draw:g>
              </table:table-cell>
              <table:table-cell office:value-type="float" office:value="0.000208">
                <text:p>0.000208</text:p>
                <draw:g>
                  <svg:desc>Sheet1.K2:Sheet1.K15</svg:desc>
                </draw:g>
              </table:table-cell>
              <table:table-cell office:value-type="float" office:value="2">
                <text:p>2</text:p>
                <draw:g>
                  <svg:desc>Sheet1.L2:Sheet1.L15</svg:desc>
                </draw:g>
              </table:table-cell>
              <table:table-cell office:value-type="float" office:value="0.06757">
                <text:p>0.06757</text:p>
                <draw:g>
                  <svg:desc>Sheet1.M2:Sheet1.M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">
                <text:p>2.8</text:p>
              </table:table-cell>
              <table:table-cell office:value-type="float" office:value="0.000817">
                <text:p>0.000817</text:p>
              </table:table-cell>
              <table:table-cell office:value-type="float" office:value="2.2">
                <text:p>2.2</text:p>
              </table:table-cell>
              <table:table-cell office:value-type="float" office:value="0.04805">
                <text:p>0.048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">
                <text:p>2.6</text:p>
              </table:table-cell>
              <table:table-cell office:value-type="float" office:value="0.00373">
                <text:p>0.00373</text:p>
              </table:table-cell>
              <table:table-cell office:value-type="float" office:value="2.4">
                <text:p>2.4</text:p>
              </table:table-cell>
              <table:table-cell office:value-type="float" office:value="0.027614">
                <text:p>0.0276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0.005642">
                <text:p>0.005642</text:p>
              </table:table-cell>
              <table:table-cell office:value-type="float" office:value="2.5">
                <text:p>2.5</text:p>
              </table:table-cell>
              <table:table-cell office:value-type="float" office:value="0.017268">
                <text:p>0.0172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5">
                <text:p>2.45</text:p>
              </table:table-cell>
              <table:table-cell office:value-type="float" office:value="0.006725">
                <text:p>0.006725</text:p>
              </table:table-cell>
              <table:table-cell office:value-type="float" office:value="2.6">
                <text:p>2.6</text:p>
              </table:table-cell>
              <table:table-cell office:value-type="float" office:value="0.007785">
                <text:p>0.0077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4">
                <text:p>2.4</text:p>
              </table:table-cell>
              <table:table-cell office:value-type="float" office:value="0.007901">
                <text:p>0.007901</text:p>
              </table:table-cell>
              <table:table-cell office:value-type="float" office:value="2.7">
                <text:p>2.7</text:p>
              </table:table-cell>
              <table:table-cell office:value-type="float" office:value="0.00236">
                <text:p>0.002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">
                <text:p>2.3</text:p>
              </table:table-cell>
              <table:table-cell office:value-type="float" office:value="0.01052">
                <text:p>0.01052</text:p>
              </table:table-cell>
              <table:table-cell office:value-type="float" office:value="2.75">
                <text:p>2.75</text:p>
              </table:table-cell>
              <table:table-cell office:value-type="float" office:value="0.002465">
                <text:p>0.0024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">
                <text:p>2.2</text:p>
              </table:table-cell>
              <table:table-cell office:value-type="float" office:value="0.048047">
                <text:p>0.048047</text:p>
              </table:table-cell>
              <table:table-cell office:value-type="float" office:value="2.8">
                <text:p>2.8</text:p>
              </table:table-cell>
              <table:table-cell office:value-type="float" office:value="0.001088">
                <text:p>0.0010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2">
                <text:p>2.82</text:p>
              </table:table-cell>
              <table:table-cell office:value-type="float" office:value="0.000716">
                <text:p>0.0007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915cm" svg:height="6.702cm" xlink:href=".." xlink:type="simple" chart:class="chart:scatter" chart:style-name="ch1">
        <chart:plot-area chart:style-name="ch2" table:cell-range-address="Sheet1.J17:Sheet1.K30 Sheet1.M17:Sheet1.M30" svg:x="0.238cm" svg:y="0.134cm" svg:width="11.439cm" svg:height="6.434cm">
          <chartooo:coordinate-region svg:x="1.15cm" svg:y="0.334cm" svg:width="10.287cm" svg:height="5.58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K17:Sheet1.K30" chart:class="chart:scatter">
            <chart:domain table:cell-range-address="Sheet1.J17:Sheet1.J30"/>
            <chart:data-point chart:repeated="14"/>
          </chart:series>
          <chart:series chart:style-name="ch6" chart:values-cell-range-address="Sheet1.M17:Sheet1.M30" chart:class="chart:scatter">
            <chart:domain table:cell-range-address="Sheet1.L17:Sheet1.L30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">
                <text:p>2.8</text:p>
                <draw:g>
                  <svg:desc>Sheet1.J17:Sheet1.J30</svg:desc>
                </draw:g>
              </table:table-cell>
              <table:table-cell office:value-type="float" office:value="0.000464">
                <text:p>0.000464</text:p>
                <draw:g>
                  <svg:desc>Sheet1.K17:Sheet1.K30</svg:desc>
                </draw:g>
              </table:table-cell>
              <table:table-cell office:value-type="float" office:value="2">
                <text:p>2</text:p>
                <draw:g>
                  <svg:desc>Sheet1.L17:Sheet1.L30</svg:desc>
                </draw:g>
              </table:table-cell>
              <table:table-cell office:value-type="float" office:value="0.065945">
                <text:p>0.065945</text:p>
                <draw:g>
                  <svg:desc>Sheet1.M17:Sheet1.M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">
                <text:p>2.7</text:p>
              </table:table-cell>
              <table:table-cell office:value-type="float" office:value="0.001766">
                <text:p>0.001766</text:p>
              </table:table-cell>
              <table:table-cell office:value-type="float" office:value="2.2">
                <text:p>2.2</text:p>
              </table:table-cell>
              <table:table-cell office:value-type="float" office:value="0.047063">
                <text:p>0.0470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">
                <text:p>2.6</text:p>
              </table:table-cell>
              <table:table-cell office:value-type="float" office:value="0.003287">
                <text:p>0.003287</text:p>
              </table:table-cell>
              <table:table-cell office:value-type="float" office:value="2.4">
                <text:p>2.4</text:p>
              </table:table-cell>
              <table:table-cell office:value-type="float" office:value="0.026821">
                <text:p>0.0268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0.005063">
                <text:p>0.005063</text:p>
              </table:table-cell>
              <table:table-cell office:value-type="float" office:value="2.5">
                <text:p>2.5</text:p>
              </table:table-cell>
              <table:table-cell office:value-type="float" office:value="0.017608">
                <text:p>0.0176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">
                <text:p>2.4</text:p>
              </table:table-cell>
              <table:table-cell office:value-type="float" office:value="0.007066">
                <text:p>0.007066</text:p>
              </table:table-cell>
              <table:table-cell office:value-type="float" office:value="2.6">
                <text:p>2.6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">
                <text:p>2.3</text:p>
              </table:table-cell>
              <table:table-cell office:value-type="float" office:value="0.010084">
                <text:p>0.010084</text:p>
              </table:table-cell>
              <table:table-cell office:value-type="float" office:value="2.7">
                <text:p>2.7</text:p>
              </table:table-cell>
              <table:table-cell office:value-type="float" office:value="0.002348">
                <text:p>0.0023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5">
                <text:p>2.75</text:p>
              </table:table-cell>
              <table:table-cell office:value-type="float" office:value="0.000876">
                <text:p>0.0008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7">
                <text:p>2.77</text:p>
              </table:table-cell>
              <table:table-cell office:value-type="float" office:value="0.000261">
                <text:p>0.0002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01cm" svg:y="4.201cm" style:legend-expansion="high" chart:style-name="ch2"/>
        <chart:plot-area chart:style-name="ch3" table:cell-range-address="Sheet1.J32:Sheet1.J45 Sheet1.L32:Sheet1.L45" svg:x="0.32cm" svg:y="0.18cm" svg:width="12.561cm" svg:height="8.64cm">
          <chartooo:coordinate-region svg:x="1.603cm" svg:y="0.379cm" svg:width="11.18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32:Sheet1.L45" chart:class="chart:scatter">
            <chart:domain table:cell-range-address="Sheet1.J32:Sheet1.J45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J32:Sheet1.J45</svg:desc>
                </draw:g>
              </table:table-cell>
              <table:table-cell office:value-type="float" office:value="NaN">
                <text:p>NaN</text:p>
                <draw:g>
                  <svg:desc>Sheet1.L32:Sheet1.L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0349501586172261">
                <text:p>0.003495015861722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00341783213218956">
                <text:p>0.003417832132189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0.00324327936696091">
                <text:p>0.003243279366960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0307793291731006">
                <text:p>0.00307793291731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">
                <text:p>1.2</text:p>
              </table:table-cell>
              <table:table-cell office:value-type="float" office:value="0.00287722137310349">
                <text:p>0.002877221373103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.0024948680747981">
                <text:p>0.00249486807479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">
                <text:p>1.8</text:p>
              </table:table-cell>
              <table:table-cell office:value-type="float" office:value="0.00202160174302864">
                <text:p>0.002021601743028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00165700785466383">
                <text:p>0.001657007854663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">
                <text:p>2.2</text:p>
              </table:table-cell>
              <table:table-cell office:value-type="float" office:value="0.0012628787104565">
                <text:p>0.00126287871045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5">
                <text:p>2.25</text:p>
              </table:table-cell>
              <table:table-cell office:value-type="float" office:value="0.00115766602228816">
                <text:p>0.001157666022288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">
                <text:p>2.3</text:p>
              </table:table-cell>
              <table:table-cell office:value-type="float" office:value="0.00105114335617122">
                <text:p>0.001051143356171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5">
                <text:p>2.35</text:p>
              </table:table-cell>
              <table:table-cell office:value-type="float" office:value="0.000943551967253254">
                <text:p>0.0009435519672532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4">
                <text:p>2.4</text:p>
              </table:table-cell>
              <table:table-cell office:value-type="float" office:value="0.000832066376097709">
                <text:p>0.00083206637609770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.2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3" loext:regression-force-intercept="false" loext:regression-intercept-value="5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Sheet1.J50:Sheet1.K59" svg:x="0.32cm" svg:y="0.18cm" svg:width="11.264cm" svg:height="8.64cm">
          <chartooo:coordinate-region svg:x="1.232cm" svg:y="0.379cm" svg:width="10.25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50:Sheet1.K59" chart:class="chart:scatter">
            <chart:domain table:cell-range-address="Sheet1.J50:Sheet1.J59"/>
            <chart:regression-curve chart:style-name="ch8">
              <chart:equation chart:display-equation="true" chart:display-r-square="true"/>
            </chart:regression-curve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Sheet1.J50:Sheet1.J59</svg:desc>
                </draw:g>
              </table:table-cell>
              <table:table-cell office:value-type="float" office:value="0.149426">
                <text:p>0.149426</text:p>
                <draw:g>
                  <svg:desc>Sheet1.K50:Sheet1.K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176367">
                <text:p>0.1763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0.163879">
                <text:p>0.163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151111">
                <text:p>0.151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">
                <text:p>1.2</text:p>
              </table:table-cell>
              <table:table-cell office:value-type="float" office:value="0.136717">
                <text:p>0.136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0.112768">
                <text:p>0.1127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.06757">
                <text:p>0.067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">
                <text:p>2.2</text:p>
              </table:table-cell>
              <table:table-cell office:value-type="float" office:value="0.04805">
                <text:p>0.048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4">
                <text:p>2.4</text:p>
              </table:table-cell>
              <table:table-cell office:value-type="float" office:value="0.027614">
                <text:p>0.0276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0.017268">
                <text:p>0.01726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